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31da" officeooo:paragraph-rsid="001c31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breviations:</text:p>
      <text:p text:style-name="P1"/>
      <text:p text:style-name="P1">sowieso – sws</text:p>
      <text:p text:style-name="P1">even – ff</text:p>
      <text:p text:style-name="P1">in ieder geval – iig</text:p>
      <text:p text:style-name="P1">oké – ok</text:p>
      <text:p text:style-name="P1">eigenlijk – eig</text:p>
      <text:p text:style-name="P1">idd – inderdaad</text:p>
      <text:p text:style-name="P1">waarschijnlijk – w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5:54.200007891</meta:creation-date>
    <dc:date>2020-03-29T16:55:26.011568723</dc:date>
    <meta:editing-duration>PT7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7" meta:character-count="114" meta:non-whitespace-character-count="98"/>
  </office:meta>
</office:document-meta>
</file>